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6.006cm"/>
    </style:style>
    <style:style style:name="Table3.C" style:family="table-column">
      <style:table-column-properties style:column-width="8.017cm"/>
    </style:style>
    <style:style style:name="Table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3.925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617cm" style:rel-column-width="4124*"/>
    </style:style>
    <style:style style:name="Table1.B" style:family="table-column">
      <style:table-column-properties style:column-width="8.28cm" style:rel-column-width="21113*"/>
    </style:style>
    <style:style style:name="Table1.C" style:family="table-column">
      <style:table-column-properties style:column-width="3.748cm" style:rel-column-width="9558*"/>
    </style:style>
    <style:style style:name="Table1.E" style:family="table-column">
      <style:table-column-properties style:column-width="8.306cm" style:rel-column-width="21182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style:font-name="Gentium Basic" officeooo:rsid="001366a5" officeooo:paragraph-rsid="001366a5"/>
    </style:style>
    <style:style style:name="P2" style:family="paragraph" style:parent-style-name="Table_20_Contents">
      <style:paragraph-properties fo:text-align="center" style:justify-single-word="false"/>
      <style:text-properties style:font-name="Gentium Basic" fo:font-size="14pt" officeooo:rsid="000d4907" officeooo:paragraph-rsid="001366a5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Gentium Basic" fo:font-size="14pt" officeooo:rsid="000f4021" officeooo:paragraph-rsid="001366a5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Gentium Basic" fo:font-size="12pt" officeooo:rsid="000d4907" officeooo:paragraph-rsid="001366a5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Gentium Basic" fo:font-size="12pt" officeooo:rsid="0024c04c" officeooo:paragraph-rsid="001366a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Gentium Basic" fo:font-size="12pt" officeooo:rsid="000f4021" officeooo:paragraph-rsid="001366a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Gentium Basic" fo:font-size="12pt" officeooo:rsid="0011017e" officeooo:paragraph-rsid="001366a5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ntium Basic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Gentium Basic" fo:font-size="12pt" officeooo:rsid="001366a5" officeooo:paragraph-rsid="001366a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Gentium Basic" fo:font-size="12pt" officeooo:rsid="001366a5" officeooo:paragraph-rsid="00150e2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entium Basic" fo:font-size="12pt" officeooo:rsid="001366a5" officeooo:paragraph-rsid="001366a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Gentium Basic" fo:font-size="12pt" officeooo:rsid="0015694e" officeooo:paragraph-rsid="0015694e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officeooo:rsid="000d4907" officeooo:paragraph-rsid="001366a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Gentium Basic" fo:font-size="12pt" officeooo:rsid="000d4907" officeooo:paragraph-rsid="001366a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Gentium Basic" fo:font-size="14pt" officeooo:rsid="0020fd3a" officeooo:paragraph-rsid="001366a5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Gentium Basic" fo:font-size="14pt" officeooo:paragraph-rsid="001366a5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Gentium Basic" fo:font-size="14pt" officeooo:rsid="001eb7ad" officeooo:paragraph-rsid="001366a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Gentium Basic" fo:font-size="14pt" officeooo:rsid="000d4907" officeooo:paragraph-rsid="001366a5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Gentium Basic" fo:font-size="36pt" fo:text-shadow="1pt 1pt" officeooo:rsid="001eb7ad" officeooo:paragraph-rsid="001366a5" style:font-size-asian="36pt" style:font-size-complex="36pt"/>
    </style:style>
    <style:style style:name="P20" style:family="paragraph" style:parent-style-name="Standard">
      <style:paragraph-properties fo:text-align="center" style:justify-single-word="false"/>
      <style:text-properties style:font-name="Gentium Basic" fo:font-size="20pt" officeooo:rsid="001eb7ad" officeooo:paragraph-rsid="001366a5" style:font-size-asian="17.5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Gentium Basic" fo:font-size="18pt" officeooo:rsid="001eb7ad" officeooo:paragraph-rsid="001366a5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Gentium Basic" fo:font-size="18pt" fo:text-shadow="1pt 1pt" officeooo:rsid="001eb7ad" officeooo:paragraph-rsid="001366a5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eb7ad" officeooo:paragraph-rsid="001366a5" style:font-size-asian="24pt" style:font-style-asian="normal" style:font-weight-asian="normal" style:font-size-complex="24pt" style:font-style-complex="normal" style:font-weight-complex="normal"/>
    </style:style>
    <style:style style:name="P24" style:family="paragraph" style:parent-style-name="Standard">
      <style:paragraph-properties fo:margin-left="0.395cm" fo:margin-right="0cm" fo:margin-top="0.093cm" fo:margin-bottom="0cm" style:contextual-spacing="false" fo:text-align="center" style:justify-single-word="false" fo:text-indent="0cm" style:auto-text-indent="false" fo:break-before="column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0abb5a" officeooo:paragraph-rsid="001366a5" style:font-size-asian="24pt" style:font-style-asian="normal" style:font-weight-asian="normal" style:font-size-complex="24pt" style:font-style-complex="normal" style:font-weight-complex="normal"/>
    </style:style>
    <style:style style:name="P25" style:family="paragraph" style:parent-style-name="Text_20_body">
      <style:text-properties style:font-name="Gentium Basic" fo:font-size="14pt" officeooo:rsid="000d4907" officeooo:paragraph-rsid="001366a5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Gentium Basic" fo:font-size="20pt" fo:font-weight="bold" officeooo:rsid="001366a5" officeooo:paragraph-rsid="001366a5" style:font-size-asian="17.5pt" style:font-weight-asian="bold" style:font-size-complex="20pt" style:font-weight-complex="bold"/>
    </style:style>
    <style:style style:name="P27" style:family="paragraph" style:parent-style-name="Text_20_body">
      <style:text-properties style:font-name="Gentium Basic" fo:font-size="12pt" officeooo:rsid="001366a5" officeooo:paragraph-rsid="001366a5" style:font-size-asian="12pt" style:font-size-complex="12pt"/>
    </style:style>
    <style:style style:name="P28" style:family="paragraph" style:parent-style-name="Text_20_body">
      <style:text-properties style:font-name="Gentium Basic" fo:font-size="12pt" officeooo:rsid="000d4907" officeooo:paragraph-rsid="001366a5" style:font-size-asian="12pt" style:font-size-complex="12pt"/>
    </style:style>
    <style:style style:name="P29" style:family="paragraph" style:parent-style-name="Text_20_body">
      <style:text-properties style:font-name="Gentium Basic" fo:font-size="12pt" fo:font-weight="bold" officeooo:rsid="001366a5" officeooo:paragraph-rsid="001366a5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break-before="page"/>
      <style:text-properties style:font-name="Gentium Basic" fo:font-size="14pt" officeooo:rsid="000d4907" officeooo:paragraph-rsid="001366a5" style:font-size-asian="14pt" style:font-size-complex="14pt"/>
    </style:style>
    <style:style style:name="P31" style:family="paragraph" style:parent-style-name="Table_20_Paragraph">
      <style:paragraph-properties fo:margin-left="0.385cm" fo:margin-right="0.376cm" fo:line-height="100%" fo:text-align="center" style:justify-single-word="false" fo:text-indent="-0.004cm" style:auto-text-indent="false"/>
      <style:text-properties style:font-name="Gentium Basic" fo:font-weight="normal" style:font-weight-asian="normal" style:font-weight-complex="normal"/>
    </style:style>
    <style:style style:name="P32" style:family="paragraph" style:parent-style-name="Table_20_Paragraph">
      <style:paragraph-properties fo:margin-left="0.185cm" fo:margin-right="0.173cm" fo:line-height="100%" fo:text-align="center" style:justify-single-word="false" fo:text-indent="-0.004cm" style:auto-text-indent="false"/>
      <style:text-properties style:font-name="Gentium Basic" fo:font-size="12pt" fo:font-weight="normal" officeooo:paragraph-rsid="001366a5" style:font-size-asian="12pt" style:font-weight-asian="normal" style:font-size-complex="12pt" style:font-weight-complex="normal"/>
    </style:style>
    <style:style style:name="P33" style:family="paragraph" style:parent-style-name="Table_20_Paragraph">
      <style:paragraph-properties fo:margin-left="0.457cm" fo:margin-right="0.443cm" fo:margin-top="0.406cm" fo:margin-bottom="0cm" style:contextual-spacing="false" fo:line-height="100%" fo:text-align="center" style:justify-single-word="false" fo:text-indent="-0.009cm" style:auto-text-indent="false"/>
      <style:text-properties style:font-name="Gentium Basic" fo:font-size="12pt" fo:font-weight="normal" officeooo:paragraph-rsid="001366a5" style:font-size-asian="12pt" style:font-weight-asian="normal" style:font-size-complex="12pt" style:font-weight-complex="normal"/>
    </style:style>
    <style:style style:name="P34" style:family="paragraph" style:parent-style-name="Table_20_Paragraph">
      <style:paragraph-properties fo:margin-left="0.185cm" fo:margin-right="0cm" fo:line-height="0.476cm" fo:text-align="start" style:justify-single-word="false" fo:text-indent="0cm" style:auto-text-indent="false"/>
      <style:text-properties style:font-name="Gentium Basic"/>
    </style:style>
    <style:style style:name="P35" style:family="paragraph" style:parent-style-name="Table_20_Paragraph">
      <style:paragraph-properties fo:margin-left="0.185cm" fo:margin-right="0cm" fo:line-height="0.482cm" fo:text-align="start" style:justify-single-word="false" fo:text-indent="0cm" style:auto-text-indent="false"/>
      <style:text-properties style:font-name="Gentium Basic"/>
    </style:style>
    <style:style style:name="P36" style:family="paragraph" style:parent-style-name="Table_20_Paragraph">
      <style:paragraph-properties fo:margin-left="0.185cm" fo:margin-right="0cm" fo:line-height="0.476cm" fo:text-align="start" style:justify-single-word="false" fo:text-indent="0cm" style:auto-text-indent="false"/>
      <style:text-properties style:font-name="Gentium Basic" fo:font-size="12pt" style:font-size-asian="12pt" style:font-size-complex="12pt"/>
    </style:style>
    <style:style style:name="P37" style:family="paragraph" style:parent-style-name="Table_20_Paragraph">
      <style:paragraph-properties fo:margin-left="0.185cm" fo:margin-right="0cm" fo:line-height="0.482cm" fo:text-align="start" style:justify-single-word="false" fo:text-indent="0cm" style:auto-text-indent="false"/>
      <style:text-properties style:font-name="Gentium Basic" fo:font-size="12pt" style:font-size-asian="12pt" style:font-size-complex="12pt"/>
    </style:style>
    <style:style style:name="P38" style:family="paragraph" style:parent-style-name="Table_20_Paragraph">
      <style:paragraph-properties fo:margin-left="0.185cm" fo:margin-right="0cm" fo:line-height="0.406cm" fo:text-align="start" style:justify-single-word="false" fo:text-indent="0cm" style:auto-text-indent="false"/>
      <style:text-properties style:font-name="Gentium Basic" fo:font-size="12pt" style:font-size-asian="12pt" style:font-size-complex="12pt"/>
    </style:style>
    <style:style style:name="P39" style:family="paragraph" style:parent-style-name="Table_20_Paragraph">
      <style:paragraph-properties fo:margin-left="1.274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40" style:family="paragraph" style:parent-style-name="Table_20_Paragraph">
      <style:paragraph-properties fo:margin-left="1.274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41" style:family="paragraph" style:parent-style-name="Table_20_Paragraph">
      <style:paragraph-properties fo:margin-left="0cm" fo:margin-right="0cm" fo:line-height="0.476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42" style:family="paragraph" style:parent-style-name="Table_20_Paragraph">
      <style:paragraph-properties fo:margin-left="0cm" fo:margin-right="0cm" fo:line-height="0.482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43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  <style:text-properties style:font-name="Gentium Basic" fo:font-size="10pt" officeooo:rsid="0020a33e" officeooo:paragraph-rsid="0020a33e" style:font-size-asian="10pt" style:text-scale="99%"/>
    </style:style>
    <style:style style:name="P44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  <style:text-properties style:font-name="Gentium Basic" fo:font-size="10pt" style:font-size-asian="10pt" style:text-scale="99%"/>
    </style:style>
    <style:style style:name="P45" style:family="paragraph" style:parent-style-name="Table_20_Paragraph">
      <style:paragraph-properties fo:margin-left="1.312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46" style:family="paragraph" style:parent-style-name="Table_20_Paragraph">
      <style:paragraph-properties fo:margin-left="1.312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47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48" style:family="paragraph" style:parent-style-name="Table_20_Paragraph">
      <style:paragraph-properties fo:margin-left="0.004cm" fo:margin-right="0cm" fo:line-height="0.482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49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officeooo:rsid="001c30e9" officeooo:paragraph-rsid="001c30e9" style:font-size-asian="12pt" style:text-scale="100%"/>
    </style:style>
    <style:style style:name="P50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officeooo:rsid="001ed868" officeooo:paragraph-rsid="001ed868" style:font-size-asian="12pt" style:text-scale="100%"/>
    </style:style>
    <style:style style:name="P51" style:family="paragraph" style:parent-style-name="Table_20_Paragraph">
      <style:paragraph-properties fo:margin-left="1.316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52" style:family="paragraph" style:parent-style-name="Table_20_Paragraph">
      <style:paragraph-properties fo:margin-left="0.005cm" fo:margin-right="0cm" fo:line-height="0.406cm" fo:text-align="center" style:justify-single-word="false" fo:text-indent="0cm" style:auto-text-indent="false"/>
      <style:text-properties style:font-name="Gentium Basic" fo:font-size="10pt" style:font-size-asian="10pt" style:text-scale="99%"/>
    </style:style>
    <style:style style:name="P53" style:family="paragraph" style:parent-style-name="Table_20_Paragraph">
      <style:paragraph-properties fo:margin-left="1.337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54" style:family="paragraph" style:parent-style-name="Table_20_Paragraph">
      <style:paragraph-properties fo:margin-left="1.367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55" style:family="paragraph" style:parent-style-name="Table_20_Paragraph">
      <style:paragraph-properties fo:margin-left="1.334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56" style:family="paragraph" style:parent-style-name="Table_20_Paragraph">
      <style:paragraph-properties fo:margin-left="1.334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T1" style:family="text">
      <style:text-properties officeooo:rsid="0015694e"/>
    </style:style>
    <style:style style:name="T2" style:family="text">
      <style:text-properties officeooo:rsid="0038c71d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letter-spacing="-0.023cm" style:font-size-asian="18pt"/>
    </style:style>
    <style:style style:name="T5" style:family="text">
      <style:text-properties officeooo:rsid="000abb5a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c04c" style:font-weight-asian="normal" style:font-weight-complex="normal"/>
    </style:style>
    <style:style style:name="T10" style:family="text">
      <style:text-properties fo:letter-spacing="-0.002cm"/>
    </style:style>
    <style:style style:name="T11" style:family="text">
      <style:text-properties fo:letter-spacing="-0.002cm" fo:font-weight="normal" style:font-weight-asian="normal" style:font-weight-complex="normal"/>
    </style:style>
    <style:style style:name="T12" style:family="text">
      <style:text-properties fo:letter-spacing="-0.007cm"/>
    </style:style>
    <style:style style:name="T13" style:family="text">
      <style:text-properties fo:letter-spacing="-0.007cm" fo:font-weight="normal" style:font-weight-asian="normal" style:font-weight-complex="normal"/>
    </style:style>
    <style:style style:name="T14" style:family="text">
      <style:text-properties fo:letter-spacing="-0.005cm"/>
    </style:style>
    <style:style style:name="T15" style:family="text">
      <style:text-properties fo:letter-spacing="-0.005cm" fo:font-weight="normal" style:font-weight-asian="normal" style:font-weight-complex="normal"/>
    </style:style>
    <style:style style:name="T16" style:family="text">
      <style:text-properties fo:letter-spacing="-0.011cm"/>
    </style:style>
    <style:style style:name="T17" style:family="text">
      <style:text-properties fo:letter-spacing="-0.011cm" fo:font-weight="normal" style:font-weight-asian="normal" style:font-weight-complex="normal"/>
    </style:style>
    <style:style style:name="T18" style:family="text">
      <style:text-properties fo:letter-spacing="-0.004cm"/>
    </style:style>
    <style:style style:name="T19" style:family="text">
      <style:text-properties fo:letter-spacing="-0.048cm"/>
    </style:style>
    <style:style style:name="T20" style:family="text">
      <style:text-properties fo:letter-spacing="-0.042cm"/>
    </style:style>
    <style:style style:name="T21" style:family="text">
      <style:text-properties fo:font-size="14pt" fo:letter-spacing="-0.002cm" style:font-size-asian="14pt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style:font-size-asian="14pt" style:text-scale="100%"/>
    </style:style>
    <style:style style:name="T24" style:family="text">
      <style:text-properties fo:font-size="14pt" fo:letter-spacing="-0.004cm" style:font-size-asian="14pt"/>
    </style:style>
    <style:style style:name="T25" style:family="text">
      <style:text-properties fo:font-size="14pt" fo:letter-spacing="-0.007cm" style:font-size-asian="14pt"/>
    </style:style>
    <style:style style:name="T26" style:family="text">
      <style:text-properties fo:font-size="14pt" fo:letter-spacing="-0.012cm" style:font-size-asian="14pt"/>
    </style:style>
    <style:style style:name="T27" style:family="text">
      <style:text-properties fo:font-size="12pt" style:font-size-asian="12pt"/>
    </style:style>
    <style:style style:name="T28" style:family="text">
      <style:text-properties fo:font-size="12pt" officeooo:rsid="001c30e9" style:font-size-asian="12pt"/>
    </style:style>
    <style:style style:name="T29" style:family="text">
      <style:text-properties fo:font-size="12pt" fo:letter-spacing="-0.009cm" style:font-size-asian="12pt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font-size="12pt" fo:letter-spacing="-0.004cm" style:font-size-asian="12pt"/>
    </style:style>
    <style:style style:name="T32" style:family="text">
      <style:text-properties fo:font-size="12pt" fo:letter-spacing="-0.007cm" style:font-size-asian="12pt"/>
    </style:style>
    <style:style style:name="T33" style:family="text">
      <style:text-properties fo:letter-spacing="-0.014cm"/>
    </style:style>
    <style:style style:name="T34" style:family="text">
      <style:text-properties officeooo:rsid="001c30e9"/>
    </style:style>
    <style:style style:name="T35" style:family="text">
      <style:text-properties fo:letter-spacing="-0.009cm"/>
    </style:style>
    <style:style style:name="T36" style:family="text">
      <style:text-properties fo:letter-spacing="-0.018cm"/>
    </style:style>
    <style:style style:name="T37" style:family="text">
      <style:text-properties fo:letter-spacing="-0.025cm"/>
    </style:style>
    <style:style style:name="T38" style:family="text">
      <style:text-properties fo:letter-spacing="-0.046cm"/>
    </style:style>
    <style:style style:name="T39" style:family="text">
      <style:text-properties fo:letter-spacing="-0.021cm"/>
    </style:style>
    <style:style style:name="T40" style:family="text">
      <style:text-properties fo:letter-spacing="-0.03cm"/>
    </style:style>
    <style:style style:name="T41" style:family="text">
      <style:text-properties officeooo:rsid="00165b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Indian Institute of Information Technology, Vadodara</text:p>
      <text:p text:style-name="P17"/>
      <text:p text:style-name="P19">College <text:span text:style-name="T2">HR Management and </text:span>Payroll System</text:p>
      <text:p text:style-name="P23"/>
      <text:p text:style-name="P24"><text:span text:style-name="T3">Risk Assessment and Mitigation</text:span><text:span text:style-name="T4"> </text:span><text:span text:style-name="T3">Plan</text:span></text:p>
      <text:p text:style-name="P20"/>
      <text:p text:style-name="P20"/>
      <text:p text:style-name="P21"><text:span text:style-name="T5">CS301 </text:span>Software Engineering Project – Autumn 2015</text:p>
      <text:p text:style-name="P17"/>
      <text:p text:style-name="P18">team #02 - ninEngineers</text:p>
      <text:p text:style-name="P17"/>
      <text:p text:style-name="P17"/>
      <text:p text:style-name="P17"/>
      <text:p text:style-name="P30">team #02 – ninEngineer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Sr. No</text:p>
          </table:table-cell>
          <table:table-cell table:style-name="Table3.A1" office:value-type="string">
            <text:p text:style-name="P13">Roll No.</text:p>
          </table:table-cell>
          <table:table-cell table:style-name="Table3.C1" office:value-type="string">
            <text:p text:style-name="P13">Name</text:p>
          </table:table-cell>
        </table:table-row>
        <table:table-row>
          <table:table-cell table:style-name="Table3.A10" office:value-type="string">
            <text:p text:style-name="P4">01.</text:p>
          </table:table-cell>
          <table:table-cell table:style-name="Table3.B2" office:value-type="string">
            <text:p text:style-name="P4">201351005</text:p>
          </table:table-cell>
          <table:table-cell table:style-name="Table3.C2" office:value-type="string">
            <text:p text:style-name="P4">Abhijit Singh Panwar</text:p>
          </table:table-cell>
        </table:table-row>
        <table:table-row>
          <table:table-cell table:style-name="Table3.A3" office:value-type="string">
            <text:p text:style-name="P4">02.</text:p>
          </table:table-cell>
          <table:table-cell table:style-name="Table3.A3" office:value-type="string">
            <text:p text:style-name="P4">201351006</text:p>
          </table:table-cell>
          <table:table-cell table:style-name="Table3.C3" office:value-type="string">
            <text:p text:style-name="P4">Yash Choubey</text:p>
          </table:table-cell>
        </table:table-row>
        <table:table-row>
          <table:table-cell table:style-name="Table3.A10" office:value-type="string">
            <text:p text:style-name="P4">03.</text:p>
          </table:table-cell>
          <table:table-cell table:style-name="Table3.B4" office:value-type="string">
            <text:p text:style-name="P4">201351017</text:p>
          </table:table-cell>
          <table:table-cell table:style-name="Table3.C4" office:value-type="string">
            <text:p text:style-name="P4">Rahul Nalawade</text:p>
          </table:table-cell>
        </table:table-row>
        <table:table-row>
          <table:table-cell table:style-name="Table3.A3" office:value-type="string">
            <text:p text:style-name="P4">04.</text:p>
          </table:table-cell>
          <table:table-cell table:style-name="Table3.A3" office:value-type="string">
            <text:p text:style-name="P4">201351021</text:p>
          </table:table-cell>
          <table:table-cell table:style-name="Table3.C3" office:value-type="string">
            <text:p text:style-name="P14">Manu Sharma</text:p>
          </table:table-cell>
        </table:table-row>
        <table:table-row>
          <table:table-cell table:style-name="Table3.A10" office:value-type="string">
            <text:p text:style-name="P4">05.</text:p>
          </table:table-cell>
          <table:table-cell table:style-name="Table3.B6" office:value-type="string">
            <text:p text:style-name="P4">201351023</text:p>
          </table:table-cell>
          <table:table-cell table:style-name="Table3.C6" office:value-type="string">
            <text:p text:style-name="P4">Murtuza Bohra</text:p>
          </table:table-cell>
        </table:table-row>
        <table:table-row>
          <table:table-cell table:style-name="Table3.A3" office:value-type="string">
            <text:p text:style-name="P4">06.</text:p>
          </table:table-cell>
          <table:table-cell table:style-name="Table3.A3" office:value-type="string">
            <text:p text:style-name="P4">201351024</text:p>
          </table:table-cell>
          <table:table-cell table:style-name="Table3.C3" office:value-type="string">
            <text:p text:style-name="P4">Shalinee Singh</text:p>
          </table:table-cell>
        </table:table-row>
        <table:table-row>
          <table:table-cell table:style-name="Table3.A10" office:value-type="string">
            <text:p text:style-name="P4">07.</text:p>
          </table:table-cell>
          <table:table-cell table:style-name="Table3.B8" office:value-type="string">
            <text:p text:style-name="P4">201351030</text:p>
          </table:table-cell>
          <table:table-cell table:style-name="Table3.C8" office:value-type="string">
            <text:p text:style-name="P4">Ajay Shewale</text:p>
          </table:table-cell>
        </table:table-row>
        <table:table-row>
          <table:table-cell table:style-name="Table3.A3" office:value-type="string">
            <text:p text:style-name="P4">08.</text:p>
          </table:table-cell>
          <table:table-cell table:style-name="Table3.A3" office:value-type="string">
            <text:p text:style-name="P4">201352006</text:p>
          </table:table-cell>
          <table:table-cell table:style-name="Table3.C3" office:value-type="string">
            <text:p text:style-name="P4">Nitin Kumar Singh</text:p>
          </table:table-cell>
        </table:table-row>
        <table:table-row>
          <table:table-cell table:style-name="Table3.A10" office:value-type="string">
            <text:p text:style-name="P4">09.</text:p>
          </table:table-cell>
          <table:table-cell table:style-name="Table3.B10" office:value-type="string">
            <text:p text:style-name="P4">201352013</text:p>
          </table:table-cell>
          <table:table-cell table:style-name="Table3.C10" office:value-type="string">
            <text:p text:style-name="P4">Sameer Bhati</text:p>
          </table:table-cell>
        </table:table-row>
      </table:table>
      <text:p text:style-name="P25"/>
      <text:p text:style-name="P25"/>
      <text:p text:style-name="P25">Author/ Reviewe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uthor/ Reviewer</text:p>
          </table:table-cell>
          <table:table-cell table:style-name="Table4.A1" office:value-type="string">
            <text:p text:style-name="P3">New Version</text:p>
          </table:table-cell>
          <table:table-cell table:style-name="Table4.C1" office:value-type="string">
            <text:p text:style-name="P3">Date</text:p>
          </table:table-cell>
        </table:table-row>
        <table:table-row>
          <table:table-cell table:style-name="Table4.A2" office:value-type="string">
            <text:p text:style-name="P5">Ajay Shewale</text:p>
          </table:table-cell>
          <table:table-cell table:style-name="Table4.B2" office:value-type="string">
            <text:p text:style-name="P6">v1.0</text:p>
          </table:table-cell>
          <table:table-cell table:style-name="Table4.C2" office:value-type="string">
            <text:p text:style-name="P7">24<text:span text:style-name="T6">th</text:span> September 2015</text:p>
          </table:table-cell>
        </table:table-row>
        <table:table-row>
          <table:table-cell table:style-name="Table4.A3" office:value-type="string">
            <text:p text:style-name="P6">Manu Sharma</text:p>
          </table:table-cell>
          <table:table-cell table:style-name="Table4.A3" office:value-type="string">
            <text:p text:style-name="P6">v1.<text:span text:style-name="T1">1</text:span></text:p>
          </table:table-cell>
          <table:table-cell table:style-name="Table4.C3" office:value-type="string">
            <text:p text:style-name="P7">16<text:span text:style-name="T6">th</text:span> November 2015</text:p>
          </table:table-cell>
        </table:table-row>
        <table:table-row>
          <table:table-cell table:style-name="Table4.A4" office:value-type="string">
            <text:p text:style-name="P12">Abhijeet Singh Panwar</text:p>
          </table:table-cell>
          <table:table-cell table:style-name="Table4.A4" office:value-type="string">
            <text:p text:style-name="P12">v1.2</text:p>
          </table:table-cell>
          <table:table-cell table:style-name="Table4.C4" office:value-type="string">
            <text:p text:style-name="P12">1<text:span text:style-name="T41">8</text:span><text:span text:style-name="T6">th</text:span> November 2015</text:p>
          </table:table-cell>
        </table:table-row>
      </table:table>
      <text:p text:style-name="P25"/>
      <text:p text:style-name="P25"/>
      <text:p text:style-name="P25"/>
      <text:p text:style-name="P26"><text:soft-page-break/>Risk Assessment and Mitigation Plan</text:p>
      <text:p text:style-name="P27">Instructions:</text:p>
      <text:p text:style-name="P29">Step 1:<text:tab/> <text:span text:style-name="T8">Brai</text:span><text:span text:style-name="T9">n </text:span><text:span text:style-name="T8">storm</text:span><text:span text:style-name="T11"> </text:span><text:span text:style-name="T8">possible</text:span><text:span text:style-name="T13"> </text:span><text:span text:style-name="T8">risks.</text:span><text:span text:style-name="T13"> </text:span><text:span text:style-name="T8">i.e</text:span><text:span text:style-name="T13"> </text:span><text:span text:style-name="T8">Reasons</text:span><text:span text:style-name="T15"> </text:span><text:span text:style-name="T8">that</text:span><text:span text:style-name="T15"> </text:span><text:span text:style-name="T8">might</text:span><text:span text:style-name="T13"> </text:span><text:span text:style-name="T8">throw</text:span><text:span text:style-name="T17"> </text:span><text:span text:style-name="T8">the</text:span><text:span text:style-name="T13"> </text:span><text:span text:style-name="T8">project</text:span><text:span text:style-name="T15"> </text:span><text:span text:style-name="T8">off</text:span><text:span text:style-name="T15"> </text:span><text:span text:style-name="T8">schedule.</text:span></text:p>
      <text:p text:style-name="P27"><text:span text:style-name="T7">Step 2:</text:span> For<text:span text:style-name="T10"> </text:span>each<text:span text:style-name="T14"> </text:span>risk,<text:span text:style-name="T14"> </text:span>assign<text:span text:style-name="T14"> </text:span>a<text:span text:style-name="T10"> </text:span>High/Medium/Low<text:span text:style-name="T14"> </text:span>value<text:span text:style-name="T14"> </text:span>for<text:span text:style-name="T18"> </text:span>both<text:span text:style-name="T10"> </text:span>likelihood<text:span text:style-name="T10"> </text:span>of<text:span text:style-name="T10"> </text:span>occurrence<text:span text:style-name="T14"> </text:span>and<text:span text:style-name="T14"> </text:span>potential<text:span text:style-name="T18"> </text:span>impact<text:span text:style-name="T14"> </text:span>on<text:span text:style-name="T14"> </text:span>the<text:span text:style-name="T12"> </text:span>project.</text:p>
      <text:p text:style-name="P27"><text:span text:style-name="T7">Step 3:</text:span> Develop a mitigation strategy for each High/High, High/Medium and Medium/High<text:span text:style-name="T19"> </text:span>risk. Consider developing mitigation strategies for the <text:tab/> Medium/Medium<text:span text:style-name="T20"> </text:span>risks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P9">Sr. No.</text:p>
            </table:table-cell>
            <table:table-cell table:style-name="Table1.A1" office:value-type="string">
              <text:p text:style-name="P9">Risk</text:p>
            </table:table-cell>
            <table:table-cell table:style-name="Table1.A1" office:value-type="string">
              <text:p text:style-name="P31"><text:span text:style-name="T22">Potential</text:span><text:span text:style-name="T23"> </text:span><text:span text:style-name="T22">Impact</text:span><text:span text:style-name="T21"> </text:span><text:span text:style-name="T22">on</text:span><text:span text:style-name="T23"> </text:span><text:span text:style-name="T22">Project</text:span><text:span text:style-name="T23"> </text:span><text:span text:style-name="T22">Success</text:span><text:span text:style-name="T23"> </text:span><text:span text:style-name="T22">L/M/H</text:span></text:p>
            </table:table-cell>
            <table:table-cell table:style-name="Table1.A1" office:value-type="string">
              <text:p text:style-name="P32"><text:span text:style-name="T22">Likelihood</text:span><text:span text:style-name="T23"> </text:span><text:span text:style-name="T22">of</text:span><text:span text:style-name="T23"> </text:span><text:span text:style-name="T21">Occurrence</text:span><text:span text:style-name="T23"> </text:span><text:span text:style-name="T22">L/M/H</text:span></text:p>
            </table:table-cell>
            <table:table-cell table:style-name="Table1.E1" office:value-type="string">
              <text:p text:style-name="P33"><text:span text:style-name="T22">Mitigation</text:span><text:span text:style-name="T24"> </text:span><text:span text:style-name="T22">Plan</text:span><text:span text:style-name="T23"> </text:span><text:span text:style-name="T22">strongly</text:span><text:span text:style-name="T25"> </text:span><text:span text:style-name="T22">recommended</text:span><text:span text:style-name="T23"> </text:span><text:span text:style-name="T22">for H/H, H/M and</text:span><text:span text:style-name="T26"> </text:span><text:span text:style-name="T22">M/H</text:span><text:span text:style-name="T23"> </text:span><text:span text:style-name="T22">recommended for</text:span><text:span text:style-name="T24"> </text:span><text:span text:style-name="T22">M/M</text:span></text:p>
            </table:table-cell>
          </table:table-row>
        </table:table-header-rows>
        <table:table-row>
          <table:table-cell table:style-name="Table1.A27" office:value-type="string">
            <text:p text:style-name="P9">01.</text:p>
          </table:table-cell>
          <table:table-cell table:style-name="Table1.B27" office:value-type="string">
            <text:p text:style-name="P34"><text:span text:style-name="T27">Person Leaving</text:span><text:span text:style-name="T29"> </text:span><text:span text:style-name="T27">Project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49">L</text:p>
          </table:table-cell>
          <table:table-cell table:style-name="Table1.E17" office:value-type="string">
            <text:p text:style-name="P11">Delegate task between the current members, Reshufflle teams</text:p>
          </table:table-cell>
        </table:table-row>
        <table:table-row>
          <table:table-cell table:style-name="Table1.A27" office:value-type="string">
            <text:p text:style-name="P9">02.</text:p>
          </table:table-cell>
          <table:table-cell table:style-name="Table1.B27" office:value-type="string">
            <text:p text:style-name="P34"><text:span text:style-name="T27">Person Falling</text:span><text:span text:style-name="T30"> </text:span><text:span text:style-name="T27">ill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50">M</text:p>
          </table:table-cell>
          <table:table-cell table:style-name="Table1.E17" office:value-type="string">
            <text:p text:style-name="P11">Same as above</text:p>
          </table:table-cell>
        </table:table-row>
        <table:table-row>
          <table:table-cell table:style-name="Table1.A27" office:value-type="string">
            <text:p text:style-name="P9">03.</text:p>
          </table:table-cell>
          <table:table-cell table:style-name="Table1.B27" office:value-type="string">
            <text:p text:style-name="P34"><text:span text:style-name="T27">Delay in</text:span><text:span text:style-name="T29"> </text:span><text:span text:style-name="T27">Interviews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47">M</text:p>
          </table:table-cell>
          <table:table-cell table:style-name="Table1.E17" office:value-type="string">
            <text:p text:style-name="P11">Take prior appointments, and take follow-up of appointments</text:p>
          </table:table-cell>
        </table:table-row>
        <table:table-row>
          <table:table-cell table:style-name="Table1.A27" office:value-type="string">
            <text:p text:style-name="P9">04.</text:p>
          </table:table-cell>
          <table:table-cell table:style-name="Table1.B27" office:value-type="string">
            <text:p text:style-name="P35"><text:span text:style-name="T27">Change in Govt.</text:span><text:span text:style-name="T31"> </text:span><text:span text:style-name="T27">Policy</text:span></text:p>
          </table:table-cell>
          <table:table-cell table:style-name="Table1.C27" office:value-type="string">
            <text:p text:style-name="P55">L</text:p>
          </table:table-cell>
          <table:table-cell table:style-name="Table1.D27" office:value-type="string">
            <text:p text:style-name="P48">L</text:p>
          </table:table-cell>
          <table:table-cell table:style-name="Table1.E17" office:value-type="string">
            <text:p text:style-name="P8"/>
          </table:table-cell>
        </table:table-row>
        <table:table-row>
          <table:table-cell table:style-name="Table1.A27" office:value-type="string">
            <text:p text:style-name="P9">05.</text:p>
          </table:table-cell>
          <table:table-cell table:style-name="Table1.B27" office:value-type="string">
            <text:p text:style-name="P34"><text:span text:style-name="T27">Non Reliable</text:span><text:span text:style-name="T30"> </text:span><text:span text:style-name="T27">Information</text:span></text:p>
          </table:table-cell>
          <table:table-cell table:style-name="Table1.C27" office:value-type="string">
            <text:p text:style-name="P39">M</text:p>
          </table:table-cell>
          <table:table-cell table:style-name="Table1.D27" office:value-type="string">
            <text:p text:style-name="P47">L</text:p>
          </table:table-cell>
          <table:table-cell table:style-name="Table1.E17" office:value-type="string">
            <text:p text:style-name="P8"/>
          </table:table-cell>
        </table:table-row>
        <table:table-row>
          <table:table-cell table:style-name="Table1.A27" office:value-type="string">
            <text:p text:style-name="P9">06.</text:p>
          </table:table-cell>
          <table:table-cell table:style-name="Table1.B27" office:value-type="string">
            <text:p text:style-name="P34"><text:span text:style-name="T27">Change in </text:span><text:span text:style-name="T28">Institute</text:span><text:span text:style-name="T31"> </text:span><text:span text:style-name="T27">Policy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47">M</text:p>
          </table:table-cell>
          <table:table-cell table:style-name="Table1.E17" office:value-type="string">
            <text:p text:style-name="P11">Get in-touch with institute administration for update</text:p>
          </table:table-cell>
        </table:table-row>
        <table:table-row>
          <table:table-cell table:style-name="Table1.A27" office:value-type="string">
            <text:p text:style-name="P9">07.</text:p>
          </table:table-cell>
          <table:table-cell table:style-name="Table1.B27" office:value-type="string">
            <text:p text:style-name="P34"><text:span text:style-name="T27">Missed</text:span><text:span text:style-name="T31"> </text:span><text:span text:style-name="T27">Deadlines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41">H</text:p>
          </table:table-cell>
          <table:table-cell table:style-name="Table1.E17" office:value-type="string">
            <text:p text:style-name="P11">Keep reminding of the deadline of each deliverable</text:p>
          </table:table-cell>
        </table:table-row>
        <table:table-row>
          <table:table-cell table:style-name="Table1.A27" office:value-type="string">
            <text:p text:style-name="P9">08.</text:p>
          </table:table-cell>
          <table:table-cell table:style-name="Table1.B27" office:value-type="string">
            <text:p text:style-name="P34"><text:span text:style-name="T27">Internet Connectivity</text:span><text:span text:style-name="T29"> </text:span><text:span text:style-name="T27">failure</text:span></text:p>
          </table:table-cell>
          <table:table-cell table:style-name="Table1.C27" office:value-type="string">
            <text:p text:style-name="P56">L</text:p>
          </table:table-cell>
          <table:table-cell table:style-name="Table1.D27" office:value-type="string">
            <text:p text:style-name="P47">L</text:p>
          </table:table-cell>
          <table:table-cell table:style-name="Table1.E17" office:value-type="string">
            <text:p text:style-name="P8"/>
          </table:table-cell>
        </table:table-row>
        <text:soft-page-break/>
        <table:table-row>
          <table:table-cell table:style-name="Table1.A27" office:value-type="string">
            <text:p text:style-name="P9">09.</text:p>
          </table:table-cell>
          <table:table-cell table:style-name="Table1.B27" office:value-type="string">
            <text:p text:style-name="P34"><text:span text:style-name="T27">Team Coordination</text:span><text:span text:style-name="T32"> </text:span><text:span text:style-name="T27">Issue/Conflict</text:span>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50">M</text:p>
          </table:table-cell>
          <table:table-cell table:style-name="Table1.E17" office:value-type="string">
            <text:p text:style-name="P11">Regular interaction with team, conflict resolve</text:p>
          </table:table-cell>
        </table:table-row>
        <table:table-row>
          <table:table-cell table:style-name="Table1.A27" office:value-type="string">
            <text:p text:style-name="P9">10.</text:p>
          </table:table-cell>
          <table:table-cell table:style-name="Table1.B27" office:value-type="string">
            <text:p text:style-name="P35"><text:span text:style-name="T27">Interdependent on Team</text:span><text:span text:style-name="T30"> </text:span><text:span text:style-name="T27">Members</text:span></text:p>
          </table:table-cell>
          <table:table-cell table:style-name="Table1.C27" office:value-type="string">
            <text:p text:style-name="P46">H</text:p>
          </table:table-cell>
          <table:table-cell table:style-name="Table1.D27" office:value-type="string">
            <text:p text:style-name="P48">M</text:p>
          </table:table-cell>
          <table:table-cell table:style-name="Table1.E17" office:value-type="string">
            <text:p text:style-name="P11">Be frequently in-touch with team members, share all progress amongst team members</text:p>
          </table:table-cell>
        </table:table-row>
        <table:table-row>
          <table:table-cell table:style-name="Table1.A27" office:value-type="string">
            <text:p text:style-name="P9">11.</text:p>
          </table:table-cell>
          <table:table-cell table:style-name="Table1.B27" office:value-type="string">
            <text:p text:style-name="P35"><text:span text:style-name="T27">Variation on Skill</text:span><text:span text:style-name="T32"> </text:span><text:span text:style-name="T27">set</text:span></text:p>
          </table:table-cell>
          <table:table-cell table:style-name="Table1.C27" office:value-type="string">
            <text:p text:style-name="P40">M</text:p>
          </table:table-cell>
          <table:table-cell table:style-name="Table1.D27" office:value-type="string">
            <text:p text:style-name="P48">M</text:p>
          </table:table-cell>
          <table:table-cell table:style-name="Table1.E17" office:value-type="string">
            <text:p text:style-name="P11">Create a skill-set matrix and identify task according to that matrix</text:p>
          </table:table-cell>
        </table:table-row>
        <table:table-row>
          <table:table-cell table:style-name="Table1.A27" office:value-type="string">
            <text:p text:style-name="P9">12.</text:p>
          </table:table-cell>
          <table:table-cell table:style-name="Table1.B27" office:value-type="string">
            <text:p text:style-name="P36">Inability in learning new<text:span text:style-name="T33"> </text:span>Tec<text:span text:style-name="T34">h</text:span></text:p>
          </table:table-cell>
          <table:table-cell table:style-name="Table1.C27" office:value-type="string">
            <text:p text:style-name="P39">M</text:p>
          </table:table-cell>
          <table:table-cell table:style-name="Table1.D27" office:value-type="string">
            <text:p text:style-name="P41">H</text:p>
          </table:table-cell>
          <table:table-cell table:style-name="Table1.E17" office:value-type="string">
            <text:p text:style-name="P11">Prefer the tech we know</text:p>
          </table:table-cell>
        </table:table-row>
        <table:table-row>
          <table:table-cell table:style-name="Table1.A27" office:value-type="string">
            <text:p text:style-name="P9">13.</text:p>
          </table:table-cell>
          <table:table-cell table:style-name="Table1.B27" office:value-type="string">
            <text:p text:style-name="P36">Scheduling<text:span text:style-name="T12"> </text:span>Problem</text:p>
          </table:table-cell>
          <table:table-cell table:style-name="Table1.C27" office:value-type="string">
            <text:p text:style-name="P45">H</text:p>
          </table:table-cell>
          <table:table-cell table:style-name="Table1.D27" office:value-type="string">
            <text:p text:style-name="P47">M</text:p>
          </table:table-cell>
          <table:table-cell table:style-name="Table1.E17" office:value-type="string">
            <text:p text:style-name="P11">Plan ahead and reiterate plan, analyze it on regular basis</text:p>
          </table:table-cell>
        </table:table-row>
        <table:table-row>
          <table:table-cell table:style-name="Table1.A27" office:value-type="string">
            <text:p text:style-name="P9">14.</text:p>
          </table:table-cell>
          <table:table-cell table:style-name="Table1.B27" office:value-type="string">
            <text:p text:style-name="P36">Incorrect<text:span text:style-name="T14"> </text:span>Estimation</text:p>
          </table:table-cell>
          <table:table-cell table:style-name="Table1.C27" office:value-type="string">
            <text:p text:style-name="P39">M</text:p>
          </table:table-cell>
          <table:table-cell table:style-name="Table1.D27" office:value-type="string">
            <text:p text:style-name="P47">M</text:p>
          </table:table-cell>
          <table:table-cell table:style-name="Table1.E17" office:value-type="string">
            <text:p text:style-name="P11">Make proper Estimation using models, and take help from experts in Estimation</text:p>
          </table:table-cell>
        </table:table-row>
        <table:table-row>
          <table:table-cell table:style-name="Table1.A27" office:value-type="string">
            <text:p text:style-name="P9">15.</text:p>
          </table:table-cell>
          <table:table-cell table:style-name="Table1.B27" office:value-type="string">
            <text:p text:style-name="P36">Unavailability of Resources/Team<text:span text:style-name="T35"> </text:span>Members</text:p>
          </table:table-cell>
          <table:table-cell table:style-name="Table1.C27" office:value-type="string">
            <text:p text:style-name="P39">M</text:p>
          </table:table-cell>
          <table:table-cell table:style-name="Table1.D27" office:value-type="string">
            <text:p text:style-name="P47">M</text:p>
          </table:table-cell>
          <table:table-cell table:style-name="Table1.E17" office:value-type="string">
            <text:p text:style-name="P11">Delegate the task to other resources, or improvise, make a list of all resources and check availability</text:p>
          </table:table-cell>
        </table:table-row>
        <table:table-row>
          <table:table-cell table:style-name="Table1.A27" office:value-type="string">
            <text:p text:style-name="P9">16.</text:p>
          </table:table-cell>
          <table:table-cell table:style-name="Table1.B27" office:value-type="string">
            <text:p text:style-name="P37">Unwillingness to<text:span text:style-name="T16"> </text:span>work.</text:p>
          </table:table-cell>
          <table:table-cell table:style-name="Table1.C27" office:value-type="string">
            <text:p text:style-name="P46">H</text:p>
          </table:table-cell>
          <table:table-cell table:style-name="Table1.D27" office:value-type="string">
            <text:p text:style-name="P42">H</text:p>
          </table:table-cell>
          <table:table-cell table:style-name="Table1.E17" office:value-type="string">
            <text:p text:style-name="P11">Assign work based on skill-matrix</text:p>
          </table:table-cell>
        </table:table-row>
        <table:table-row>
          <table:table-cell table:style-name="Table1.A27" office:value-type="string">
            <text:p text:style-name="P9">17.</text:p>
          </table:table-cell>
          <table:table-cell table:style-name="Table1.B27" office:value-type="string">
            <text:p text:style-name="P37">Rigid<text:span text:style-name="T18"> </text:span>Mindset</text:p>
          </table:table-cell>
          <table:table-cell table:style-name="Table1.C27" office:value-type="string">
            <text:p text:style-name="P40">M</text:p>
          </table:table-cell>
          <table:table-cell table:style-name="Table1.D27" office:value-type="string">
            <text:p text:style-name="P48">M</text:p>
          </table:table-cell>
          <table:table-cell table:style-name="Table1.E18" table:number-rows-spanned="10" office:value-type="string">
            <text:p text:style-name="P9"/>
            <text:p text:style-name="P9"/>
            <text:p text:style-name="P9"/>
            <text:p text:style-name="P10">NOT REQUIRED MITIGATION<text:line-break/><text:line-break/><text:line-break/><text:line-break/><text:line-break/><text:soft-page-break/>NOT REQUIRED MITIGATION</text:p>
          </table:table-cell>
        </table:table-row>
        <table:table-row>
          <table:table-cell table:style-name="Table1.A27" office:value-type="string">
            <text:p text:style-name="P9">18.</text:p>
          </table:table-cell>
          <table:table-cell table:style-name="Table1.B27" office:value-type="string">
            <text:p text:style-name="P38">Change in<text:span text:style-name="T36"> </text:span>Structure</text:p>
          </table:table-cell>
          <table:table-cell table:style-name="Table1.C27" office:value-type="string">
            <text:p text:style-name="P51">M</text:p>
          </table:table-cell>
          <table:table-cell table:style-name="Table1.D27" office:value-type="string">
            <text:p text:style-name="P43">L</text:p>
          </table:table-cell>
          <table:covered-table-cell/>
        </table:table-row>
        <table:table-row>
          <table:table-cell table:style-name="Table1.A27" office:value-type="string">
            <text:p text:style-name="P9">19.</text:p>
          </table:table-cell>
          <table:table-cell table:style-name="Table1.B27" office:value-type="string">
            <text:p text:style-name="P38">Leader Throwing weight<text:span text:style-name="T37"> </text:span>around</text:p>
          </table:table-cell>
          <table:table-cell table:style-name="Table1.C27" office:value-type="string">
            <text:p text:style-name="P51">M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0.</text:p>
          </table:table-cell>
          <table:table-cell table:style-name="Table1.B27" office:value-type="string">
            <text:p text:style-name="P38">Team Pressuring the<text:span text:style-name="T36"> </text:span>leader</text:p>
          </table:table-cell>
          <table:table-cell table:style-name="Table1.C27" office:value-type="string">
            <text:p text:style-name="P51">M</text:p>
          </table:table-cell>
          <table:table-cell table:style-name="Table1.D27" office:value-type="string">
            <text:p text:style-name="P52">M</text:p>
          </table:table-cell>
          <table:covered-table-cell/>
        </table:table-row>
        <table:table-row>
          <table:table-cell table:style-name="Table1.A27" office:value-type="string">
            <text:p text:style-name="P9">21.</text:p>
          </table:table-cell>
          <table:table-cell table:style-name="Table1.B27" office:value-type="string">
            <text:p text:style-name="P38">Difficulty in defining what is<text:span text:style-name="T37"> </text:span>Required</text:p>
          </table:table-cell>
          <table:table-cell table:style-name="Table1.C27" office:value-type="string">
            <text:p text:style-name="P53">H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2.</text:p>
          </table:table-cell>
          <table:table-cell table:style-name="Table1.B27" office:value-type="string">
            <text:p text:style-name="P38">Not able to integrate the two interfaces Mobile and web<text:span text:style-name="T38"> </text:span>interface</text:p>
          </table:table-cell>
          <table:table-cell table:style-name="Table1.C27" office:value-type="string">
            <text:p text:style-name="P54">L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3.</text:p>
          </table:table-cell>
          <table:table-cell table:style-name="Table1.B27" office:value-type="string">
            <text:p text:style-name="P38">Not delivering Proposed<text:span text:style-name="T39"> </text:span>System</text:p>
          </table:table-cell>
          <table:table-cell table:style-name="Table1.C27" office:value-type="string">
            <text:p text:style-name="P53">H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4.</text:p>
          </table:table-cell>
          <table:table-cell table:style-name="Table1.B27" office:value-type="string">
            <text:p text:style-name="P38">Interface Fails in Integration<text:span text:style-name="T40"> </text:span>Testing</text:p>
          </table:table-cell>
          <table:table-cell table:style-name="Table1.C27" office:value-type="string">
            <text:p text:style-name="P51">M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5.</text:p>
          </table:table-cell>
          <table:table-cell table:style-name="Table1.B27" office:value-type="string">
            <text:p text:style-name="P38">Test Case fails/Delay in<text:span text:style-name="T36"> </text:span>Testing</text:p>
          </table:table-cell>
          <table:table-cell table:style-name="Table1.C27" office:value-type="string">
            <text:p text:style-name="P51">M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  <table:table-row>
          <table:table-cell table:style-name="Table1.A27" office:value-type="string">
            <text:p text:style-name="P9">26.</text:p>
          </table:table-cell>
          <table:table-cell table:style-name="Table1.B27" office:value-type="string">
            <text:p text:style-name="P38">Limited Test<text:span text:style-name="T16"> </text:span>Cases</text:p>
          </table:table-cell>
          <table:table-cell table:style-name="Table1.C27" office:value-type="string">
            <text:p text:style-name="P54">L</text:p>
          </table:table-cell>
          <table:table-cell table:style-name="Table1.D27" office:value-type="string">
            <text:p text:style-name="P44">L</text:p>
          </table:table-cell>
          <table:covered-table-cell/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Gentium Basic" officeooo:rsid="001366a5" officeooo:paragraph-rsid="001366a5"/>
    </style:style>
    <style:style style:name="MT1" style:family="text">
      <style:text-properties officeooo:rsid="0015694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inEngineers – Risk Assessment and Mitigation Plan v1.<text:span text:style-name="MT1">2</text:span><text:tab/><text:tab/><text:tab/><text:tab/><text:tab/><text:tab/><text:tab/><text:tab/> <text:s/>0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1:49:10.498646548</meta:creation-date>
    <dc:date>2015-11-18T13:34:06.065883134</dc:date>
    <meta:editing-duration>PT4M13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5" meta:paragraph-count="178" meta:word-count="489" meta:character-count="2889" meta:non-whitespace-character-count="2559"/>
  </office:meta>
</office:document-meta>
</file>